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Description_1</text:p>
          </table:table-cell>
          <table:table-cell table:style-name="ce1" office:value-type="string" calcext:value-type="string">
            <text:p>Description_2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id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table:number-columns-repeated="2"/>
          <table:table-cell office:value-type="string" calcext:value-type="string">
            <text:p>bread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/>
          <table:table-cell office:value-type="string" calcext:value-type="string">
            <text:p>atmega328</text:p>
          </table:table-cell>
          <table:table-cell office:value-type="string" calcext:value-type="string">
            <text:p>d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stals</text:p>
          </table:table-cell>
          <table:table-cell table:number-columns-repeated="2"/>
          <table:table-cell office:value-type="string" calcext:value-type="string">
            <text:p>8hmz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stals</text:p>
          </table:table-cell>
          <table:table-cell table:number-columns-repeated="2"/>
          <table:table-cell office:value-type="string" calcext:value-type="string">
            <text:p>16mhz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a-socket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mini-socket</text:p>
          </table:table-cell>
          <table:table-cell office:value-type="string" calcext:value-type="string">
            <text:p>s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a-plug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</text:p>
          </table:table-cell>
          <table:table-cell table:number-columns-repeated="2"/>
          <table:table-cell office:value-type="float" office:value="7805" calcext:value-type="float">
            <text:p>7805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table:number-columns-repeated="2"/>
          <table:table-cell table:style-name="ce3" office:value-type="string" calcext:value-type="string">
            <text:p>IRF530N 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2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5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8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2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7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3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9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7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56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68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82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0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2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5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8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2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7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3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9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7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56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68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820Ω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5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8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.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.7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.3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.9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5.6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8.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5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8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7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3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9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7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56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82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0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2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5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8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2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27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3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39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470k</text:p>
          </table:table-cell>
          <table:table-cell office:value-type="string" calcext:value-type="string">
            <text:p>tru-hole</text:p>
          </table:table-cell>
          <table:table-cell office:value-type="string" calcext:value-type="string">
            <text:p>le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56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68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820k</text:p>
          </table:table-cell>
          <table:table-cell office:value-type="string" calcext:value-type="string">
            <text:p>tru-h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string" calcext:value-type="string">
            <text:p>thru-ho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.7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8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5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2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22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3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51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56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68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65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82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3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6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22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224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225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3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32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34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1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2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3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4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75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680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683p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00pF</text:p>
          </table:table-cell>
          <table:table-cell office:value-type="string" calcext:value-type="string">
            <text:p>1nF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800pF</text:p>
          </table:table-cell>
          <table:table-cell office:value-type="string" calcext:value-type="string">
            <text:p>1.8nF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3300pF</text:p>
          </table:table-cell>
          <table:table-cell office:value-type="string" calcext:value-type="string">
            <text:p>3.3pF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n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00n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1u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string" calcext:value-type="string">
            <text:p>4.7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22u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47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1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39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/>
          <table:table-cell office:value-type="string" calcext:value-type="string">
            <text:p>22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yristor</text:p>
          </table:table-cell>
          <table:table-cell table:number-columns-repeated="2"/>
          <table:table-cell office:value-type="string" calcext:value-type="string">
            <text:p>2n6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2n22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-00-0000</text:date>, <text:time style:data-style-name="N2" text:time-value="15:43:57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56:53.041000000</meta:creation-date>
    <meta:editing-duration>PT6H40M27S</meta:editing-duration>
    <meta:editing-cycles>8</meta:editing-cycles>
    <meta:generator>LibreOffice/5.1.2.2$Windows_x86 LibreOffice_project/d3bf12ecb743fc0d20e0be0c58ca359301eb705f</meta:generator>
    <dc:date>2016-08-08T18:23:25.586000000</dc:date>
    <meta:document-statistic meta:table-count="1" meta:cell-count="319" meta:object-count="0"/>
  </office:meta>
</office:document-meta>
</file>